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headDiameter</text:p>
          </table:table-cell>
          <table:table-cell office:value-type="string">
            <text:p>headHeight</text:p>
          </table:table-cell>
          <table:table-cell office:value-type="string">
            <text:p>keySize</text:p>
          </table:table-cell>
          <table:table-cell office:value-type="string">
            <text:p>keyDepth</text:p>
          </table:table-cell>
        </table:table-row>
        <table:table-row table:style-name="ro2">
          <table:table-cell office:value-type="string">
            <text:p>M1.6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M2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M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5</text:p>
          </table:table-cell>
          <table:table-cell office:value-type="float" office:value="8.5">
            <text:p>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string">
            <text:p>M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1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22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M2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27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3.5">
            <text:p>13.5</text:p>
          </table:table-cell>
        </table:table-row>
        <table:table-row table:style-name="ro2">
          <table:table-cell office:value-type="string">
            <text:p>M3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</table:table-row>
        <table:table-row table:style-name="ro2">
          <table:table-cell office:value-type="string">
            <text:p>M3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42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0:45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3-07-14T19:23:42</meta:creation-date>
    <dc:date>2013-07-15T10:45:35</dc:date>
    <dc:creator>steve </dc:creator>
    <meta:editing-duration>PT6M10S</meta:editing-duration>
    <meta:editing-cycles>5</meta:editing-cycles>
    <meta:generator>LibreOffice/4.0.2.2$Linux_X86_64 LibreOffice_project/400m0$Build-2</meta:generator>
    <meta:document-statistic meta:table-count="1" meta:cell-count="105" meta:object-count="0"/>
  </office:meta>
</office:document-meta>
</file>